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in"/>
        </style:tab-stops>
      </style:paragraph-properties>
    </style:style>
    <style:style style:name="P3" style:parent-style-name="Heading1" style:family="paragraph">
      <style:paragraph-properties fo:break-before="page"/>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T21" style:parent-style-name="DefaultParagraphFont" style:family="text">
      <style:text-properties fo:font-size="8pt" style:font-size-asian="8pt" style:font-size-complex="8pt"/>
    </style:style>
    <style:style style:name="P22" style:parent-style-name="Textbody" style:family="paragraph"/>
    <style:style style:name="P23" style:parent-style-name="Textbody" style:family="paragraph">
      <style:text-properties fo:font-size="8pt" style:font-size-asian="8pt" style:font-size-complex="8pt"/>
    </style:style>
    <style:style style:name="P24" style:parent-style-name="Textbody" style:family="paragraph">
      <style:text-properties fo:font-weight="bold" style:font-weight-asian="bold" style:font-weight-complex="bold"/>
    </style:style>
    <style:style style:name="P25" style:parent-style-name="Textbody" style:family="paragraph">
      <style:paragraph-properties fo:margin-left="0.5in">
        <style:tab-stops/>
      </style:paragraph-properties>
    </style:style>
    <style:style style:name="P26" style:parent-style-name="Textbody" style:family="paragraph">
      <style:text-properties fo:font-weight="bold" style:font-weight-asian="bold" style:font-weight-complex="bold"/>
    </style:style>
    <style:style style:name="P27" style:parent-style-name="Textbody" style:family="paragraph">
      <style:paragraph-properties fo:margin-left="0.5in">
        <style:tab-stops/>
      </style:paragraph-properties>
    </style:style>
    <style:style style:name="P28" style:parent-style-name="Textbody" style:family="paragraph"/>
    <style:style style:name="T29" style:parent-style-name="DefaultParagraphFont" style:family="text">
      <style:text-properties fo:font-weight="bold" style:font-weight-asian="bold" style:font-weight-complex="bold"/>
    </style:style>
    <style:style style:name="P30" style:parent-style-name="Textbody" style:family="paragraph"/>
    <style:style style:name="T31" style:parent-style-name="DefaultParagraphFont" style:family="text">
      <style:text-properties fo:font-weight="bold" style:font-weight-asian="bold" style:font-weight-complex="bold"/>
    </style:style>
    <style:style style:name="P32" style:parent-style-name="Textbody" style:family="paragraph"/>
    <style:style style:name="T33" style:parent-style-name="DefaultParagraphFont" style:family="text">
      <style:text-properties fo:font-weight="bold" style:font-weight-asian="bold" style:font-weight-complex="bold"/>
    </style:style>
    <style:style style:name="P34" style:parent-style-name="Textbody" style:family="paragraph"/>
    <style:style style:name="T35" style:parent-style-name="DefaultParagraphFont" style:family="text">
      <style:text-properties fo:font-weight="bold" style:font-weight-asian="bold" style:font-weight-complex="bold"/>
    </style:style>
    <style:style style:name="P36" style:parent-style-name="Textbody" style:family="paragraph"/>
    <style:style style:name="T37" style:parent-style-name="DefaultParagraphFont" style:family="text">
      <style:text-properties fo:font-weight="bold" style:font-weight-asian="bold" style:font-weight-complex="bold"/>
    </style:style>
    <style:style style:name="P38" style:parent-style-name="Textbody" style:family="paragraph"/>
    <style:style style:name="T39" style:parent-style-name="DefaultParagraphFont" style:family="text">
      <style:text-properties fo:font-weight="bold" style:font-weight-asian="bold" style:font-weight-complex="bold"/>
    </style:style>
    <style:style style:name="P40" style:parent-style-name="Textbody" style:family="paragraph"/>
    <style:style style:name="T41" style:parent-style-name="DefaultParagraphFont" style:family="text">
      <style:text-properties fo:font-weight="bold" style:font-weight-asian="bold" style:font-weight-complex="bold"/>
    </style:style>
    <style:style style:name="P42" style:parent-style-name="Textbody" style:family="paragraph"/>
    <style:style style:name="T43" style:parent-style-name="DefaultParagraphFont" style:family="text">
      <style:text-properties fo:font-weight="bold" style:font-weight-asian="bold" style:font-weight-complex="bold"/>
    </style:style>
    <style:style style:name="P44" style:parent-style-name="Textbody" style:family="paragraph"/>
    <style:style style:name="T45" style:parent-style-name="DefaultParagraphFont" style:family="text">
      <style:text-properties fo:font-weight="bold" style:font-weight-asian="bold" style:font-weight-complex="bold"/>
    </style:style>
  </office:automatic-styles>
  <office:body>
    <office:text text:use-soft-page-breaks="true">
      <text:p text:style-name="P1">Ndipoo Mobile App</text:p>
      <text:p text:style-name="Title">Ngcee Mobile App</text:p>
      <text:p text:style-name="Textbody"/>
      <text:p text:style-name="Textbody"/>
      <text:p text:style-name="Textbody">Document:<text:tab/>Requirments Document</text:p>
      <text:p text:style-name="Textbody"/>
      <text:p text:style-name="Textbody"/>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of Contents</text:p>
          <text:p text:style-name="Contents1"><text:a xlink:href="#__RefHeading___Toc205_3269259255" office:target-frame-name="_top" xlink:show="replace">Base requirements<text:tab/>2</text:a></text:p>
        </text:index-body>
      </text:table-of-content>
      <text:p text:style-name="Textbody"/>
      <text:p text:style-name="Textbody"/>
      <text:h text:style-name="P3" text:outline-level="1"><text:bookmark-start text:name="__RefHeading___Toc205_3269259255"/><text:soft-page-break/>Base requirements<text:bookmark-end text:name="__RefHeading___Toc205_3269259255"/></text:h>
      <text:list text:style-name="LFO1" text:continue-numbering="true">
        <text:list-item>
          <text:p text:style-name="P4">file cleaning capabilities</text:p>
        </text:list-item>
        <text:list-item>
          <text:p text:style-name="P5">active search engine</text:p>
        </text:list-item>
        <text:list-item>
          <text:p text:style-name="P6">scan qr code</text:p>
        </text:list-item>
        <text:list-item>
          <text:p text:style-name="P7">smooth perfomance</text:p>
        </text:list-item>
        <text:list-item>
          <text:p text:style-name="P8">file manager system *</text:p>
        </text:list-item>
        <text:list-item>
          <text:p text:style-name="P9">webshare &amp; or ftp for cross-platform sharing</text:p>
        </text:list-item>
        <text:list-item>
          <text:p text:style-name="P10">convert files e.g from video to audio</text:p>
        </text:list-item>
        <text:list-item>
          <text:p text:style-name="P11">sharing infinitely large files</text:p>
        </text:list-item>
        <text:list-item>
          <text:p text:style-name="P12">share playlist</text:p>
        </text:list-item>
        <text:list-item>
          <text:p text:style-name="P13">multiple device share</text:p>
        </text:list-item>
        <text:list-item>
          <text:p text:style-name="P14">multiple language support, including Shona and Ndebele</text:p>
        </text:list-item>
        <text:list-item>
          <text:p text:style-name="P15">backup files to cloud</text:p>
        </text:list-item>
        <text:list-item>
          <text:p text:style-name="P16">password protection</text:p>
        </text:list-item>
        <text:list-item>
          <text:p text:style-name="P17">vault to store important &amp; confidential files</text:p>
        </text:list-item>
        <text:list-item>
          <text:p text:style-name="P18">compress then send feature, &amp; uncompress feature.</text:p>
        </text:list-item>
        <text:list-item>
          <text:p text:style-name="P19">Group transfer</text:p>
        </text:list-item>
        <text:list-item>
          <text:p text:style-name="P20">Cross-platform support -<text:s/><text:span text:style-name="T21">supporting other file-sharing protocols or technologies, such as Bluetooth, AirDrop (for iOS devices), or <text:s text:c="7"/>integration with popular cloud storage services like Google Drive, Dropbox, or OneDrive</text:span></text:p>
        </text:list-item>
        <text:list-item>
          <text:p text:style-name="P22">Integrate with other file-sharing apps e.g.(Share it, We Transfer, Xender).</text:p>
        </text:list-item>
      </text:list>
      <text:p text:style-name="P23"/>
      <text:h text:style-name="Heading1" text:outline-level="1">File Sharing Modes and Protocols</text:h>
      <text:list text:style-name="LFO2" text:continue-numbering="true">
        <text:list-item>
          <text:p text:style-name="P24">File sharing mode to be used</text:p>
        </text:list-item>
      </text:list>
      <text:p text:style-name="P25">Peer-to-Peer (P2P): In a P2P file sharing mode, files are directly exchanged between users without the need for a central server. Each user's device acts as both a client and a server, enabling them to upload and download files from other users in the network.</text:p>
      <text:list text:style-name="LFO2" text:continue-numbering="true">
        <text:list-item>
          <text:p text:style-name="P26">File sharing protocol to be used</text:p>
        </text:list-item>
      </text:list>
      <text:p text:style-name="P27">Wi-Fi Direct Service Discovery (WSD)</text:p>
      <text:soft-page-break/>
      <text:h text:style-name="Heading1" text:outline-level="1">Flutter Plugins</text:h>
      <text:list text:style-name="LFO2" text:continue-numbering="true">
        <text:list-item>
          <text:p text:style-name="P28"><text:span text:style-name="T29">flutter_p2p_plus</text:span><text:s/>: This plugin uses the native WiFi P2P API of Android. It allows you to discover devices, connect to devices, and transfer data between devices.</text:p>
        </text:list-item>
        <text:list-item>
          <text:p text:style-name="P30"><text:span text:style-name="T31">wifi_connector</text:span><text:s/>: This plugin allows you to connect to WiFi networks, including WiFi Direct networks.</text:p>
        </text:list-item>
        <text:list-item>
          <text:p text:style-name="P32"><text:span text:style-name="T33">bonsoir</text:span><text:s/>: This plugin allows you to discover network services, including WiFi Direct services.</text:p>
        </text:list-item>
        <text:list-item>
          <text:p text:style-name="P34"><text:span text:style-name="T35">wifi_scan</text:span><text:s/>: This plugin allows you to scan for nearby WiFi networks, including WiFi Direct networks.</text:p>
        </text:list-item>
        <text:list-item>
          <text:p text:style-name="P36"><text:span text:style-name="T37">permission_handler:</text:span><text:s/>The permission_handler plugin simplifies the process of handling runtime permissions required by your app. It can help you request and check permissions related to file access, network connectivity, and more.</text:p>
        </text:list-item>
        <text:list-item>
          <text:p text:style-name="P38"><text:span text:style-name="T39">path_provider</text:span>: The path_provider plugin allows you to access the file system paths on the device. It can be helpful for retrieving the paths of files you want to share or save on the device</text:p>
        </text:list-item>
        <text:list-item>
          <text:p text:style-name="P40"><text:span text:style-name="T41">file_picker</text:span>: This plugin allows users to select files from their device's storage</text:p>
        </text:list-item>
        <text:list-item>
          <text:p text:style-name="P42"><text:span text:style-name="T43">network_info_plus</text:span>: This plugin provides a simple API for retrieving information about the Wi-Fi network that a device is connected to, including the SSID, BSSID, and IP address.</text:p>
        </text:list-item>
        <text:list-item>
          <text:p text:style-name="P44"><text:span text:style-name="T45">flutter_blue</text:span>: The flutter_blue plugin allows you to implement Bluetooth functionality in your app. It provides APIs to discover nearby Bluetooth devices, establish connections, and transfer data over Bluetooth.</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Kassim Mdala</dc:creator>
    <meta:creation-date>2023-07-14T16:16:00Z</meta:creation-date>
    <dc:date>2023-07-15T08:36:00Z</dc:date>
    <meta:template xlink:href="Normal.dotm" xlink:type="simple"/>
    <meta:editing-cycles>7</meta:editing-cycles>
    <meta:editing-duration>PT38940S</meta:editing-duration>
    <meta:user-defined meta:name="GrammarlyDocumentId">c1b9fd3ba111056446026eff1e6c8d68357f4afd31fdd7b31c42113d4383a301</meta:user-defined>
    <meta:document-statistic meta:page-count="3" meta:paragraph-count="5" meta:word-count="408" meta:character-count="2729" meta:row-count="19" meta:non-whitespace-character-count="2326"/>
  </office:meta>
</office:document-meta>
</file>